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8mm"/>
    </style:style>
    <style:style style:name="co2" style:family="table-column">
      <style:table-column-properties fo:break-before="auto" style:column-width="83.59mm"/>
    </style:style>
    <style:style style:name="co3" style:family="table-column">
      <style:table-column-properties fo:break-before="auto" style:column-width="85.23mm"/>
    </style:style>
    <style:style style:name="co4" style:family="table-column">
      <style:table-column-properties fo:break-before="auto" style:column-width="81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ntervalo de Porcentagem de Aminoácidos Alinhados</text:p>
          </table:table-cell>
          <table:table-cell table:style-name="ce3" office:value-type="string" calcext:value-type="string">
            <text:p>Quantidade de Proteínas Presentes no Interval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1% - 5%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5% - 10%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10% - 20%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20% – 30%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&gt;30%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 table:number-rows-repeated="2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A5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4">00/00/0000</text:date>, <text:time style:data-style-name="N2" text:time-value="14:54:51.1849183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4T14:52:17.027697027</meta:creation-date>
    <dc:date>2021-07-24T14:59:33.563561594</dc:date>
    <meta:editing-duration>PT7M11S</meta:editing-duration>
    <meta:editing-cycles>3</meta:editing-cycles>
    <meta:generator>LibreOffice/5.1.6.2$Linux_X86_64 LibreOffice_project/10m0$Build-2</meta:generator>
    <meta:document-statistic meta:table-count="1" meta:cell-count="12" meta:object-count="0"/>
  </office:meta>
</office:document-meta>
</file>